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0.6181in" svg:y="1.2449in">
            <draw:object draw:notify-on-update-of-ranges="Sheet1.B3:Sheet1.D3 Sheet1.A4:Sheet1.A4 Sheet1.B4:Sheet1.D4 Sheet1.A5:Sheet1.A5 Sheet1.B5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accuracy</text:p>
          </table:table-cell>
          <table:table-cell table:number-columns-repeated="2"/>
          <table:table-cell table:style-name="ce1" office:value-type="string" calcext:value-type="string">
            <text:p>accuracy</text:p>
          </table:table-cell>
          <table:table-cell/>
          <table:table-cell table:style-name="ce1" office:value-type="string" calcext:value-type="string">
            <text:p>accuracy normalised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hiddenLayerSize</text:p>
          </table:table-cell>
          <table:table-cell table:style-name="ce6" table:number-columns-repeated="2"/>
          <table:table-cell office:value-type="string" calcext:value-type="string">
            <text:p>backprop (Conv-9)</text:p>
          </table:table-cell>
          <table:table-cell table:style-name="ce2"/>
          <table:table-cell table:style-name="ce4" office:value-type="string" calcext:value-type="string">
            <text:p>hiddenLayerSize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parameter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  <table:table-cell table:style-name="ce1" office:value-type="string" calcext:value-type="string">
            <text:p>parameter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useClassificationLayerLoss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4976" calcext:value-type="float">
            <text:p>0.4976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useClassificationLayerLoss</text:p>
          </table:table-cell>
          <table:table-cell table:formula="of:=[.B4]/[.$E4]" office:value-type="float" office:value="0.443186813186813" calcext:value-type="float">
            <text:p>0.443186813186813</text:p>
          </table:table-cell>
          <table:table-cell table:formula="of:=[.C4]/[.$E4]" office:value-type="float" office:value="0.546813186813187" calcext:value-type="float">
            <text:p>0.546813186813187</text:p>
          </table:table-cell>
          <table:table-cell table:formula="of:=[.D4]/[.$E4]" office:value-type="float" office:value="0.63989010989011" calcext:value-type="float">
            <text:p>0.63989010989011</text:p>
          </table:table-cell>
        </table:table-row>
        <table:table-row table:style-name="ro1">
          <table:table-cell office:value-type="string" calcext:value-type="string">
            <text:p>useEmbeddingLayerLoss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useEmbeddingLayerLoss</text:p>
          </table:table-cell>
          <table:table-cell table:formula="of:=[.B5]/[.$E5]" office:value-type="float" office:value="0.333076923076923" calcext:value-type="float">
            <text:p>0.333076923076923</text:p>
          </table:table-cell>
          <table:table-cell table:formula="of:=[.C5]/[.$E5]" office:value-type="float" office:value="0.484835164835165" calcext:value-type="float">
            <text:p>0.484835164835165</text:p>
          </table:table-cell>
          <table:table-cell table:formula="of:=[.D5]/[.$E5]" office:value-type="float" office:value="0.565384615384615" calcext:value-type="float">
            <text:p>0.565384615384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21:50:32.328020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5:34:16.812356511</meta:creation-date>
    <meta:generator>LibreOffice/24.2.7.2$Linux_X86_64 LibreOffice_project/420$Build-2</meta:generator>
    <dc:date>2025-10-22T21:52:34.533382505</dc:date>
    <meta:editing-duration>PT7H30M11S</meta:editing-duration>
    <meta:editing-cycles>51</meta:editing-cycles>
    <meta:document-statistic meta:table-count="1" meta:cell-count="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008cm" svg:y="0.315cm" chart:style-name="ch2">
          <text:p>RPIANN performance Image Dataset (CIFAR-10)
test accuracy vs hidden layer size</text:p>
        </chart:title>
        <chart:legend chart:legend-position="end" svg:x="10.5cm" svg:y="3.954cm" style:legend-expansion="high" chart:style-name="ch3"/>
        <chart:plot-area chart:style-name="ch4" table:cell-range-address="Sheet1.A3:Sheet1.D5" chart:data-source-has-labels="both" svg:x="1.33cm" svg:y="1.778cm" svg:width="8.851cm" svg:height="6.066cm">
          <chart:coordinate-region svg:x="2.057cm" svg:y="1.978cm" svg:width="7.752cm" svg:height="5.219cm"/>
          <chart:axis chart:dimension="x" chart:name="primary-x" chart:style-name="ch5" chartooo:axis-type="auto">
            <chartooo:date-scale/>
            <chart:title svg:x="4.507cm" svg:y="8.024cm" chart:style-name="ch6">
              <text:p>hidden layer size</text:p>
            </chart:title>
            <chart:categories table:cell-range-address="Sheet1.B3:Sheet1.D3"/>
          </chart:axis>
          <chart:axis chart:dimension="y" chart:name="primary-y" chart:style-name="ch5">
            <chart:title svg:x="0.451cm" svg:y="6.31cm" chart:style-name="ch7">
              <text:p>test accuracy (top-1)</text:p>
            </chart:title>
            <chart:grid chart:style-name="ch8" chart:class="major"/>
          </chart:axis>
          <chart:series chart:style-name="ch9" chart:values-cell-range-address="Sheet1.B4:Sheet1.D4" chart:label-cell-address="Sheet1.A4:Sheet1.A4" chart:class="chart:line">
            <chart:data-point chart:repeated="3"/>
          </chart:series>
          <chart:series chart:style-name="ch10" chart:values-cell-range-address="Sheet1.B5:Sheet1.D5" chart:label-cell-address="Sheet1.A5:Sheet1.A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2</text:p>
                <draw:g>
                  <svg:desc>Sheet1.B3:Sheet1.D3</svg:desc>
                </draw:g>
              </table:table-cell>
              <table:table-cell office:value-type="float" office:value="2048">
                <text:p>2048</text:p>
              </table:table-cell>
              <table:table-cell office:value-type="float" office:value="8192">
                <text:p>8192</text:p>
              </table:table-cell>
            </table:table-row>
          </table:table-header-rows>
          <table:table-rows>
            <table:table-row>
              <table:table-cell office:value-type="string">
                <text:p>useClassificationLayerLoss</text:p>
                <draw:g>
                  <svg:desc>Sheet1.A4:Sheet1.A4</svg:desc>
                </draw:g>
              </table:table-cell>
              <table:table-cell office:value-type="float" office:value="0.4033">
                <text:p>0.4033</text:p>
                <draw:g>
                  <svg:desc>Sheet1.B4:Sheet1.D4</svg:desc>
                </draw:g>
              </table:table-cell>
              <table:table-cell office:value-type="float" office:value="0.4976">
                <text:p>0.4976</text:p>
              </table:table-cell>
              <table:table-cell office:value-type="float" office:value="0.5823">
                <text:p>0.5823</text:p>
              </table:table-cell>
            </table:table-row>
            <table:table-row>
              <table:table-cell office:value-type="string">
                <text:p>useEmbeddingLayerLoss</text:p>
                <draw:g>
                  <svg:desc>Sheet1.A5:Sheet1.A5</svg:desc>
                </draw:g>
              </table:table-cell>
              <table:table-cell office:value-type="float" office:value="0.3031">
                <text:p>0.3031</text:p>
                <draw:g>
                  <svg:desc>Sheet1.B5:Sheet1.D5</svg:desc>
                </draw:g>
              </table:table-cell>
              <table:table-cell office:value-type="float" office:value="0.4412">
                <text:p>0.4412</text:p>
              </table:table-cell>
              <table:table-cell office:value-type="float" office:value="0.5145">
                <text:p>0.5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